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2" style:list-style-name="L1">
      <style:paragraph-properties fo:margin-left="0in" fo:margin-right="0in" fo:margin-top="0in" fo:margin-bottom="0.0972in" style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000000" loext:opacity="100%" style:font-name="apple-system" fo:font-size="18pt" fo:letter-spacing="normal" fo:font-style="normal" style:text-underline-style="solid" style:text-underline-width="auto" style:text-underline-color="font-color" fo:font-weight="normal" style:font-size-asian="18pt" style:font-size-complex="18pt"/>
    </style:style>
    <style:style style:name="P3" style:family="paragraph" style:parent-style-name="Heading_20_3">
      <style:paragraph-properties fo:margin-left="0in" fo:margin-right="0in" fo:line-height="125%" fo:orphans="2" fo:widows="2" fo:text-indent="0in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style:font-name="apple-system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tcp-connection-termination" text:anchor-type="page" text:anchor-page-number="1" svg:x="-0.2917in" svg:y="0in" svg:width="0.2917in" draw:z-index="2">
        <draw:text-box fo:min-height="0.2917in">
          <text:p text:style-name="P5"/>
        </draw:text-box>
      </draw:frame>
      <draw:frame draw:style-name="fr1" draw:name="user-content-tcp-three-way-handshake" text:anchor-type="page" text:anchor-page-number="1" svg:x="-0.2917in" svg:y="0in" svg:width="0.2917in" draw:z-index="1">
        <draw:text-box fo:min-height="0.2917in">
          <text:p text:style-name="P5"/>
        </draw:text-box>
      </draw:frame>
      <draw:frame draw:style-name="fr1" draw:name="user-content-tcp-connection-establishment" text:anchor-type="page" text:anchor-page-number="1" svg:x="-0.2917in" svg:y="0in" svg:width="0.2917in" draw:z-index="0">
        <draw:text-box fo:min-height="0.2917in">
          <text:p text:style-name="P5"/>
        </draw:text-box>
      </draw:frame>
      <text:h text:style-name="P2" text:outline-level="2">TCP Connection Establishment</text:h>
      <text:p text:style-name="P6">TCP (Transmission Control Protocol) is connection-oriented, which means it establishes a connection before transmitting data. This process is known as the TCP three-way handshake.</text:p>
      <text:h text:style-name="P3" text:outline-level="3">TCP Three-Way Handshake</text:h>
      <text:list text:style-name="L1">
        <text:list-item>
          <text:p text:style-name="P8"><text:span text:style-name="Strong_20_Emphasis"><text:span text:style-name="T3">SYN (Synchronize)</text:span></text:span><text:span text:style-name="T3">:</text:span></text:p>
          <text:list>
            <text:list-item>
              <text:p text:style-name="P7">The client sends a TCP segment with the SYN flag set to the server to initiate a connection.</text:p>
            </text:list-item>
            <text:list-item>
              <text:p text:style-name="P7">This segment includes an initial sequence number (ISN).</text:p>
            </text:list-item>
          </text:list>
        </text:list-item>
        <text:list-item>
          <text:p text:style-name="P8"><text:span text:style-name="Strong_20_Emphasis"><text:span text:style-name="T3">SYN-ACK (Synchronize-Acknowledge)</text:span></text:span><text:span text:style-name="T3">:</text:span></text:p>
          <text:list>
            <text:list-item>
              <text:p text:style-name="P7">The server responds with a TCP segment that has both the SYN and ACK flags set.</text:p>
            </text:list-item>
            <text:list-item>
              <text:p text:style-name="P7">The SYN flag indicates the server's initial sequence number, and the ACK flag acknowledges the client's ISN (client's ISN + 1).</text:p>
            </text:list-item>
          </text:list>
        </text:list-item>
        <text:list-item>
          <text:p text:style-name="P8"><text:span text:style-name="Strong_20_Emphasis"><text:span text:style-name="T3">ACK (Acknowledge)</text:span></text:span><text:span text:style-name="T3">:</text:span></text:p>
          <text:list>
            <text:list-item>
              <text:p text:style-name="P7">The client responds with a TCP segment that has the ACK flag set.</text:p>
            </text:list-item>
            <text:list-item>
              <text:p text:style-name="P7">This segment acknowledges the server's ISN (server's ISN + 1).</text:p>
              <text:h text:style-name="P1" text:outline-level="2">TCP Connection Termination</text:h>
            </text:list-item>
          </text:list>
        </text:list-item>
      </text:list>
      <text:p text:style-name="P6">TCP connections are terminated using a four-step process:</text:p>
      <text:list text:style-name="L2">
        <text:list-item>
          <text:p text:style-name="P9"><text:span text:style-name="Strong_20_Emphasis"><text:span text:style-name="T3">FIN (Finish)</text:span></text:span><text:span text:style-name="T3">: The client sends a FIN segment to indicate it has finished sending data.</text:span></text:p>
        </text:list-item>
        <text:list-item>
          <text:p text:style-name="P9"><text:span text:style-name="Strong_20_Emphasis"><text:span text:style-name="T3">ACK (Acknowledge)</text:span></text:span><text:span text:style-name="T3">: The server acknowledges the client's FIN segment.</text:span></text:p>
        </text:list-item>
        <text:list-item>
          <text:p text:style-name="P9"><text:span text:style-name="Strong_20_Emphasis"><text:span text:style-name="T3">FIN (Finish)</text:span></text:span><text:span text:style-name="T3">: The server sends a FIN segment to indicate it has finished sending data.</text:span></text:p>
        </text:list-item>
        <text:list-item>
          <text:p text:style-name="P9"><text:span text:style-name="Strong_20_Emphasis"><text:span text:style-name="T3">ACK (Acknowledge)</text:span></text:span><text:span text:style-name="T3">: The client acknowledges the server's FIN segment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4:35:47.834000000</meta:creation-date>
    <dc:date>2024-08-01T14:37:26.369000000</dc:date>
    <meta:editing-duration>PT1M39S</meta:editing-duration>
    <meta:editing-cycles>1</meta:editing-cycles>
    <meta:document-statistic meta:table-count="0" meta:image-count="0" meta:object-count="0" meta:page-count="1" meta:paragraph-count="18" meta:word-count="195" meta:character-count="1192" meta:non-whitespace-character-count="1029"/>
    <meta:generator>LibreOffice/24.2.5.2$Windows_X86_64 LibreOffice_project/bffef4ea93e59bebbeaf7f431bb02b1a39ee8a59</meta:generator>
  </office:meta>
</office:document-meta>
</file>